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2">
      <style:text-properties fo:font-weight="bold" style:font-weight-asian="bold" style:font-weight-complex="bold"/>
    </style:style>
    <style:style style:name="P3" style:family="paragraph" style:parent-style-name="Text_20_body" style:list-style-name="L2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Text_20_body" style:list-style-name="L4">
      <style:text-properties fo:font-style="italic" style:font-style-asian="italic" style:font-style-complex="italic"/>
    </style:style>
    <style:style style:name="P5" style:family="paragraph" style:parent-style-name="Text_20_body" style:list-style-name="L1">
      <style:text-properties fo:font-style="italic" style:font-style-asian="italic" style:font-style-complex="italic"/>
    </style:style>
    <style:style style:name="P6" style:family="paragraph" style:parent-style-name="Text_20_body" style:list-style-name="L3">
      <style:text-properties fo:font-style="normal" style:font-style-asian="normal" style:font-style-complex="normal"/>
    </style:style>
    <style:style style:name="P7" style:family="paragraph" style:parent-style-name="Text_20_body">
      <style:text-properties style:font-name="Consolas" fo:font-size="10pt" style:font-size-asian="10pt" style:font-size-complex="10pt"/>
    </style:style>
    <style:style style:name="P8" style:family="paragraph" style:parent-style-name="Text_20_body">
      <style:text-properties fo:color="#579d1c" style:font-name="Consolas" fo:font-size="10pt" style:font-size-asian="10pt" style:font-size-complex="10pt"/>
    </style:style>
    <style:style style:name="P9" style:family="paragraph" style:parent-style-name="Heading_20_2">
      <style:paragraph-properties fo:break-before="pag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color="#579d1c"/>
    </style:style>
    <style:style style:name="T8" style:family="text">
      <style:text-properties fo:color="#9999ff"/>
    </style:style>
    <style:style style:name="T9" style:family="text">
      <style:text-properties fo:color="#99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/>
      <text:h text:style-name="Heading_20_2" text:outline-level="2">Convention des données</text:h>
      <text:h text:style-name="Heading_20_3" text:outline-level="3">Tables :</text:h>
      <text:list xml:id="list2431590874642039863" text:style-name="L1">
        <text:list-item>
          <text:p text:style-name="P5">NOM_TABLE</text:p>
        </text:list-item>
      </text:list>
      <text:h text:style-name="Heading_20_3" text:outline-level="3">Tables de Liaison :</text:h>
      <text:list xml:id="list8751845713037137626" text:style-name="L4">
        <text:list-item>
          <text:p text:style-name="P4">Nom_Table<text:span text:style-name="T5"> (expression)</text:span></text:p>
        </text:list-item>
      </text:list>
      <text:h text:style-name="Heading_20_3" text:outline-level="3">Propriétés :</text:h>
      <text:list xml:id="list6160652558109968398" text:style-name="L2">
        <text:list-item>
          <text:p text:style-name="P3"><text:span text:style-name="T6">Clé :<text:tab/></text:span><text:span text:style-name="T1"><text:tab/>nomPropriete</text:span></text:p>
        </text:list-item>
        <text:list-item>
          <text:p text:style-name="P2"><text:span text:style-name="T1">Clé primaire :<text:tab/></text:span><text:span text:style-name="T2">id</text:span><text:span text:style-name="T3">NomTable</text:span></text:p>
        </text:list-item>
      </text:list>
      <text:h text:style-name="Heading_20_3" text:outline-level="3">Contraintes :</text:h>
      <text:list xml:id="list7096885985457035269" text:style-name="L3">
        <text:list-item>
          <text:p text:style-name="P1">Contrainte clé primaire :<text:tab/><text:span text:style-name="T4">PK_</text:span><text:span text:style-name="T3">NOM_TABLE</text:span></text:p>
        </text:list-item>
        <text:list-item>
          <text:p text:style-name="P1">Contrainte clé étrangère :<text:tab/><text:span text:style-name="T4">FK_</text:span><text:span text:style-name="T3">NOM_TABLE_nomPropriete</text:span></text:p>
        </text:list-item>
        <text:list-item>
          <text:p text:style-name="P6"><text:span text:style-name="T1">Contrainte Check :<text:tab/><text:tab/></text:span><text:span text:style-name="T4">CK</text:span><text:span text:style-name="T3">_NOM_TABLE</text:span></text:p>
        </text:list-item>
        <text:list-item>
          <text:p text:style-name="P1"><text:span text:style-name="T6">Contrainte Default :<text:tab/><text:tab/></text:span><text:span text:style-name="T4">DK</text:span><text:span text:style-name="T3">_NOM_TABLE</text:span></text:p>
        </text:list-item>
      </text:list>
      <text:h text:style-name="P9" text:outline-level="2">Convention du code</text:h>
      <text:p text:style-name="Text_20_body">Commentaires (décrits par l'exemple) :</text:p>
      <text:p text:style-name="Text_20_body"/>
      <text:p text:style-name="P7"><text:tab/><text:span text:style-name="T7">/* Commentaires de prototype :</text:span></text:p>
      <text:p text:style-name="P8"><text:tab/> <text:s text:c="4"/>1 phrase expliquant l'action de la méthode / le rôle de la classe</text:p>
      <text:p text:style-name="P8"><text:tab/> <text:s text:c="4"/>+ @params IN</text:p>
      <text:p text:style-name="P8"><text:tab/> <text:s text:c="4"/>+ @params OUT</text:p>
      <text:p text:style-name="P8"><text:tab/>*/</text:p>
      <text:p text:style-name="P7"/>
      <text:p text:style-name="P7"><text:tab/><text:span text:style-name="T9">class</text:span> User{</text:p>
      <text:p text:style-name="P7"><text:tab/><text:tab/><text:span text:style-name="T7">// attribs here</text:span></text:p>
      <text:p text:style-name="P7"><text:tab/><text:tab/><text:span text:style-name="T9">private</text:span> $user_id;</text:p>
      <text:p text:style-name="P7"><text:tab/><text:tab/><text:span text:style-name="T9">private</text:span> $user_nom;</text:p>
      <text:p text:style-name="P7"><text:tab/><text:tab/><text:span text:style-name="T7">// techincal ones</text:span></text:p>
      <text:p text:style-name="P7"><text:tab/><text:tab/><text:span text:style-name="T9">protected</text:span> $table;</text:p>
      <text:p text:style-name="P7"><text:tab/><text:tab/><text:span text:style-name="T9">protected</text:span> $primary;</text:p>
      <text:p text:style-name="P7"><text:tab/><text:tab/><text:span text:style-name="T7">// methods go here</text:span></text:p>
      <text:p text:style-name="P7"><text:tab/><text:tab/><text:span text:style-name="T9">public</text:span> function(){</text:p>
      <text:p text:style-name="P7"><text:tab/><text:tab/>[...]</text:p>
      <text:p text:style-name="P7"><text:tab/><text:tab/>}</text:p>
      <text:p text:style-name="P7"><text:tab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pitch="variable" style:font-charset="x-symbol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" svg:font-family="Cambria" style:font-adornments="Gras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style:shadow="none" fo:keep-with-next="always"/>
      <style:text-properties style:font-name="Cambria" fo:font-size="16pt" fo:font-weight="bold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="0.002cm solid #000000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start" style:justify-single-word="false" style:page-number="auto"/>
      <style:text-properties fo:font-variant="small-caps" fo:font-size="14pt" fo:font-weight="normal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QUINTELA Joey<text:tab/><text:tab/>Page <text:page-number text:select-page="current">1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ey Quintela</meta:initial-creator>
    <meta:creation-date>2016-09-02T09:29:24.24</meta:creation-date>
    <meta:generator>OpenOffice/4.1.2$Win32 OpenOffice.org_project/412m3$Build-9782</meta:generator>
    <dc:date>2016-09-02T11:52:07.90</dc:date>
    <dc:creator>Joey Quintela</dc:creator>
    <meta:editing-duration>PT2H22M31S</meta:editing-duration>
    <meta:editing-cycles>30</meta:editing-cycles>
    <meta:document-statistic meta:table-count="0" meta:image-count="0" meta:object-count="0" meta:page-count="2" meta:paragraph-count="33" meta:word-count="111" meta:character-count="713"/>
  </office:meta>
</office:document-meta>
</file>